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ased on Section 14 "Advanced Features (Future Enhancements)" of the cabal_edit_blueprint.md, here are the features explicitly listed as future</text:p>
      <text:p text:style-name="Standard"><text:s text:c="2"/>enhancements (Phase 11+):</text:p>
      <text:p text:style-name="Standard"/>
      <text:p text:style-name="Standard"><text:s text:c="3"/>1. Interactive Mode</text:p>
      <text:p text:style-name="Standard"><text:s text:c="7"/>* TUI for selecting packages.</text:p>
      <text:p text:style-name="Standard"><text:s text:c="7"/>* Live search while typing.</text:p>
      <text:p text:style-name="Standard"><text:s text:c="7"/>* Dependency graph visualization.</text:p>
      <text:p text:style-name="Standard"/>
      <text:p text:style-name="Standard"><text:s text:c="3"/>2. Workspace Support (Extensions)</text:p>
      <text:p text:style-name="Standard"><text:s text:c="7"/>* Note: Basic Workspace Support was completed ahead of schedule, but these specific extensions might remain:</text:p>
      <text:p text:style-name="Standard"><text:s text:c="7"/>* Check inter-package compatibility (ensuring all packages in workspace agree on version ranges).</text:p>
      <text:p text:style-name="Standard"/>
      <text:p text:style-name="Standard"><text:s text:c="3"/>3. Smart Upgrades</text:p>
      <text:p text:style-name="Standard"><text:s text:c="7"/>* PVP compliance checking.</text:p>
      <text:p text:style-name="Standard"><text:s text:c="7"/>* Breaking change detection.</text:p>
      <text:p text:style-name="Standard"><text:s text:c="7"/>* Automatic upper bounds management.</text:p>
      <text:p text:style-name="Standard"/>
      <text:p text:style-name="Standard"><text:s text:c="3"/>4. Plugins</text:p>
      <text:p text:style-name="Standard"><text:s text:c="7"/>* Custom resolvers.</text:p>
      <text:p text:style-name="Standard"><text:s text:c="7"/>* Alternative package sources.</text:p>
      <text:p text:style-name="Standard"><text:s text:c="7"/>* Pre/post hooks.</text:p>
      <text:p text:style-name="Standard"/>
      <text:p text:style-name="Standard"><text:s text:c="3"/>5. Integration</text:p>
      <text:p text:style-name="Standard"><text:s text:c="7"/>* Editor plugins (VSCode, Emacs, Vim).</text:p>
      <text:p text:style-name="Standard"><text:s text:c="7"/>* Git hooks.</text:p>
      <text:p text:style-name="Standard"><text:s text:c="7"/>* CI/CD integration helpers.</text:p>
      <text:p text:style-name="Standard"/>
      <text:p text:style-name="Standard"><text:s text:c="2"/>Additionally, the audit identified:</text:p>
      <text:p text:style-name="Standard"><text:s text:c="3"/>* Performance Benchmarks: Implementing a Criterion benchmark suite (was in the blueprint but currently missing).</text:p>
      <text:p text:style-name="Standard"><text:s text:c="3"/>* TOML Configuration: Switching from JSON to TOML for configuration files (was in the blueprint but implemented as JSON).</text:p>
      <text:p text:style-name="Standard"/>
      <text:p text:style-name="Standard"><text:s text:c="2"/>Currently, Interactive Mode and Smart Upgrades (specifically PVP checks) are the most significant "missing" features from this future li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ejaVu Sans" style:font-size-asian="10.5pt" style:language-asian="zxx" style:country-asian="none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xx" style:country-asian="none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8T23:35:18.965218020</meta:creation-date>
    <dc:date>2025-12-18T23:35:31.362487745</dc:date>
    <meta:editing-duration>PT12S</meta:editing-duration>
    <meta:editing-cycles>1</meta:editing-cycles>
    <meta:document-statistic meta:table-count="0" meta:image-count="0" meta:object-count="0" meta:page-count="1" meta:paragraph-count="25" meta:word-count="172" meta:character-count="1321" meta:non-whitespace-character-count="1049"/>
    <meta:generator>LibreOffice/7.4.7.2$Linux_X86_64 LibreOffice_project/40$Build-2</meta:generator>
  </office:meta>
</office:document-meta>
</file>